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1H57M32.000S" table:style-name="ce9">
            <text:p>11:57:32</text:p>
          </table:table-cell>
          <table:table-cell office:value-type="string" table:style-name="ce12">
            <text:p>Last</text:p>
          </table:table-cell>
          <table:table-cell office:value-type="time" office:time-value="PT12H0M32.000S" table:style-name="ce9">
            <text:p>12:00:3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71.94285714285712" table:style-name="ce13">
            <text:p>172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8.699999999999996" table:style-name="ce14">
            <text:p>38.7</text:p>
          </table:table-cell>
          <table:table-cell office:value-type="float" office:value="3.2285714285714282" table:style-name="ce14">
            <text:p>3.2</text:p>
          </table:table-cell>
          <table:table-cell office:value-type="float" office:value="4.9142857142857137" table:style-name="ce14">
            <text:p>4.9</text:p>
          </table:table-cell>
          <table:table-cell office:value-type="float" office:value="53.128571428571426" table:style-name="ce14">
            <text:p>53.1</text:p>
          </table:table-cell>
          <table:table-cell office:value-type="float" office:value="41.928571428571431" table:style-name="ce14">
            <text:p>4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68.39999999999998" table:style-name="ce13">
            <text:p>26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5.4" table:style-name="ce14">
            <text:p>55.4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8" table:style-name="ce14">
            <text:p>8.0</text:p>
          </table:table-cell>
          <table:table-cell office:value-type="float" office:value="96.7" table:style-name="ce14">
            <text:p>96.7</text:p>
          </table:table-cell>
          <table:table-cell office:value-type="float" office:value="60" table:style-name="ce14">
            <text:p>60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15H59M32.000S" table:style-name="ce9">
            <text:p>11:59:3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315245478036176" table:style-name="ce14">
            <text:p>1.4</text:p>
          </table:table-cell>
          <table:table-cell office:value-type="float" office:value="1.4247787610619469" table:style-name="ce14">
            <text:p>1.4</text:p>
          </table:table-cell>
          <table:table-cell office:value-type="float" office:value="1.6279069767441863" table:style-name="ce14">
            <text:p>1.6</text:p>
          </table:table-cell>
          <table:table-cell office:value-type="float" office:value="1.8201129335842969" table:style-name="ce14">
            <text:p>1.8</text:p>
          </table:table-cell>
          <table:table-cell office:value-type="float" office:value="1.4310051107325383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101.84399999999999" table:style-name="ce13">
            <text:p>10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693.50699999999983" table:style-name="ce13">
            <text:p>69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14685360061253891" table:style-name="ce14">
            <text:p>0.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57.310S" table:style-name="ce6">
            <text:p>00:11: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10"/>71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2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180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3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245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983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142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579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103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1192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10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10"/>605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98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18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5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5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19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78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1938 0 6522 3037507 7770 1 174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9345 0 1847 759909 1177 1 11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1659 0 1171 759245 1940 0 18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0976 0 1581 759000 1937 0 16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956 0 1922 759352 2715 0 2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159223 49 7 0 0 0 0 2 0 1 0 0 0 124 0 29003 70 0 0 0 0 0 0 0 22 0 0 0 0 0 0 0 0 16978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5597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99124 0 256958 29776 112749 29045 0 3 65422 285 2048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0714535 <text:s/>128373 <text:s text:c="3"/>0 <text:s text:c="3"/>0 <text:s text:c="3"/>0 <text:s text:c="4"/>0 <text:s text:c="9"/>0 <text:s text:c="8"/>0 89994527 <text:s text:c="2"/>6774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306 22030 808158 206636 17697 128300 1171120 1174692 0 107688 1388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081 21342 800866 205032 17591 126065 1152416 1172124 0 106692 1384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70 678 6784 1084 103 2235 18704 2568 0 3108 3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26 124480 40 26 6 59 128 148 20 0 1 0 4 2928640 279 4294967295 4120576 4220412 3214077920 3214072892 10208278 0 0 4096 536946211 3223525726 0 0 0 2 0 0 102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279 274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837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774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714535 (10.7 MB) <text:s/>TX bytes:89994527 (89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48 (448.0 B) <text:s/>TX bytes:448 (448.0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38 <text:s text:c="5"/>4742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96.7" table:style-name="ce1">
            <text:p>96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4.6" table:style-name="ce1">
            <text:p>14.6</text:p>
          </table:table-cell>
          <table:table-cell office:value-type="float" office:value="2.5" table:style-name="ce1">
            <text:p>2.5</text:p>
          </table:table-cell>
          <table:table-cell office:value-type="float" office:value="7.4" table:style-name="ce1">
            <text:p>7.4</text:p>
          </table:table-cell>
          <table:table-cell office:value-type="float" office:value="75.5" table:style-name="ce1">
            <text:p>75.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55.4" table:style-name="ce1">
            <text:p>55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6" table:style-name="ce1">
            <text:p>5.6</text:p>
          </table:table-cell>
          <table:table-cell office:value-type="float" office:value="34.4" table:style-name="ce1">
            <text:p>34.4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54.9" table:style-name="ce1">
            <text:p>54.9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51.5" table:style-name="ce1">
            <text:p>51.5</text:p>
          </table:table-cell>
          <table:table-cell office:value-type="float" office:value="4.5" table:style-name="ce1">
            <text:p>4.5</text:p>
          </table:table-cell>
          <table:table-cell office:value-type="float" office:value="8" table:style-name="ce1">
            <text:p>8</text:p>
          </table:table-cell>
          <table:table-cell office:value-type="float" office:value="35.9" table:style-name="ce1">
            <text:p>35.9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53.7" table:style-name="ce1">
            <text:p>53.7</text:p>
          </table:table-cell>
          <table:table-cell office:value-type="float" office:value="3.4" table:style-name="ce1">
            <text:p>3.4</text:p>
          </table:table-cell>
          <table:table-cell office:value-type="float" office:value="4.3" table:style-name="ce1">
            <text:p>4.3</text:p>
          </table:table-cell>
          <table:table-cell office:value-type="float" office:value="38.6" table:style-name="ce1">
            <text:p>38.6</text:p>
          </table:table-cell>
          <table:table-cell office:value-type="float" office:value="57.1" table:style-name="ce1">
            <text:p>5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39.4" table:style-name="ce1">
            <text:p>39.4</text:p>
          </table:table-cell>
          <table:table-cell office:value-type="float" office:value="3.4" table:style-name="ce1">
            <text:p>3.4</text:p>
          </table:table-cell>
          <table:table-cell office:value-type="float" office:value="4.2" table:style-name="ce1">
            <text:p>4.2</text:p>
          </table:table-cell>
          <table:table-cell office:value-type="float" office:value="53" table:style-name="ce1">
            <text:p>53</text:p>
          </table:table-cell>
          <table:table-cell office:value-type="float" office:value="42.8" table:style-name="ce1">
            <text:p>4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699999999999996" table:style-name="ce1">
            <text:p>38.7</text:p>
          </table:table-cell>
          <table:table-cell office:value-type="float" office:value="3.2285714285714282" table:style-name="ce1">
            <text:p>3.228571429</text:p>
          </table:table-cell>
          <table:table-cell office:value-type="float" office:value="4.9142857142857137" table:style-name="ce1">
            <text:p>4.914285714</text:p>
          </table:table-cell>
          <table:table-cell office:value-type="float" office:value="53.128571428571426" table:style-name="ce1">
            <text:p>53.12857143</text:p>
          </table:table-cell>
          <table:table-cell office:value-type="float" office:value="41.928571428571431" table:style-name="ce1">
            <text:p>41.92857143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7.557142857142857" table:style-name="ce11">
            <text:p>37.6</text:p>
          </table:table-cell>
          <table:table-cell office:value-type="float" office:value="2.5285714285714285" table:style-name="ce11">
            <text:p>2.5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57.628571428571426" table:style-name="ce11">
            <text:p>5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8.771428571428579" table:style-name="ce11">
            <text:p>38.8</text:p>
          </table:table-cell>
          <table:table-cell office:value-type="float" office:value="2.9142857142857146" table:style-name="ce11">
            <text:p>2.9</text:p>
          </table:table-cell>
          <table:table-cell office:value-type="float" office:value="3.3714285714285714" table:style-name="ce11">
            <text:p>3.4</text:p>
          </table:table-cell>
          <table:table-cell office:value-type="float" office:value="54.942857142857143" table:style-name="ce11">
            <text:p>5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9.071428571428569" table:style-name="ce11">
            <text:p>39.1</text:p>
          </table:table-cell>
          <table:table-cell office:value-type="float" office:value="3.1285714285714286" table:style-name="ce11">
            <text:p>3.1</text:p>
          </table:table-cell>
          <table:table-cell office:value-type="float" office:value="2.9571428571428569" table:style-name="ce11">
            <text:p>3.0</text:p>
          </table:table-cell>
          <table:table-cell office:value-type="float" office:value="54.81428571428571" table:style-name="ce11">
            <text:p>5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9.342857142857142" table:style-name="ce11">
            <text:p>39.3</text:p>
          </table:table-cell>
          <table:table-cell office:value-type="float" office:value="3.8857142857142857" table:style-name="ce11">
            <text:p>3.9</text:p>
          </table:table-cell>
          <table:table-cell office:value-type="float" office:value="10.485714285714284" table:style-name="ce11">
            <text:p>10.5</text:p>
          </table:table-cell>
          <table:table-cell office:value-type="float" office:value="46.328571428571422" table:style-name="ce11">
            <text:p>46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3197.8" table:style-name="ce1">
            <text:p>3197.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47.8" table:style-name="ce1">
            <text:p>47.8</text:p>
          </table:table-cell>
          <table:table-cell office:value-type="float" office:value="1530.3" table:style-name="ce1">
            <text:p>1530.3</text:p>
          </table:table-cell>
          <table:table-cell office:value-type="float" office:value="188.8" table:style-name="ce1">
            <text:p>188.8</text:p>
          </table:table-cell>
          <table:table-cell table:number-columns-repeated="16380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9771.7999999999993" table:style-name="ce1">
            <text:p>9771.8</text:p>
          </table:table-cell>
          <table:table-cell office:value-type="float" office:value="194.4" table:style-name="ce1">
            <text:p>194.4</text:p>
          </table:table-cell>
          <table:table-cell table:number-columns-repeated="16380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4.2" table:style-name="ce1">
            <text:p>4.2</text:p>
          </table:table-cell>
          <table:table-cell office:value-type="float" office:value="3367.6" table:style-name="ce1">
            <text:p>3367.6</text:p>
          </table:table-cell>
          <table:table-cell office:value-type="float" office:value="164.2" table:style-name="ce1">
            <text:p>164.2</text:p>
          </table:table-cell>
          <table:table-cell table:number-columns-repeated="16380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38.6" table:style-name="ce1">
            <text:p>38.6</text:p>
          </table:table-cell>
          <table:table-cell office:value-type="float" office:value="3798.4" table:style-name="ce1">
            <text:p>3798.4</text:p>
          </table:table-cell>
          <table:table-cell office:value-type="float" office:value="268.39999999999998" table:style-name="ce1">
            <text:p>268.4</text:p>
          </table:table-cell>
          <table:table-cell table:number-columns-repeated="16380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822" table:style-name="ce1">
            <text:p>2822</text:p>
          </table:table-cell>
          <table:table-cell office:value-type="float" office:value="183.2" table:style-name="ce1">
            <text:p>183.2</text:p>
          </table:table-cell>
          <table:table-cell table:number-columns-repeated="16380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9.4" table:style-name="ce1">
            <text:p>9.4</text:p>
          </table:table-cell>
          <table:table-cell office:value-type="float" office:value="1826.8" table:style-name="ce1">
            <text:p>1826.8</text:p>
          </table:table-cell>
          <table:table-cell office:value-type="float" office:value="151.6" table:style-name="ce1">
            <text:p>151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84.97142857142859" table:formula="msoxl:=AVERAGE(B2:B8)" table:style-name="ce8">
            <text:p>485.0</text:p>
          </table:table-cell>
          <table:table-cell office:value-type="float" office:value="3302.4142857142856" table:formula="msoxl:=AVERAGE(C2:C8)" table:style-name="ce8">
            <text:p>3302.4</text:p>
          </table:table-cell>
          <table:table-cell office:value-type="float" office:value="171.94285714285712" table:formula="msoxl:=AVERAGE(D2:D8)" table:style-name="ce8">
            <text:p>171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530.3519365752668" table:formula="msoxl:=IF(B10=0,0,MAX(SUMPRODUCT(B2:B8,B2:B8)/SUM(B2:B8)-B10,0))" table:style-name="ce8">
            <text:p>2530.4</text:p>
          </table:table-cell>
          <table:table-cell office:value-type="float" office:value="2533.1150408822737" table:formula="msoxl:=IF(C10=0,0,MAX(SUMPRODUCT(C2:C8,C2:C8)/SUM(C2:C8)-C10,0))" table:style-name="ce8">
            <text:p>2533.1</text:p>
          </table:table-cell>
          <table:table-cell office:value-type="float" office:value="20.638399088448978" table:formula="msoxl:=IF(D10=0,0,MAX(SUMPRODUCT(D2:D8,D2:D8)/SUM(D2:D8)-D10,0))" table:style-name="ce8">
            <text:p>20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2.47663485330486" table:formula="msoxl:=ABS(MAX(B2:B8)-B10-B11)" table:style-name="ce8">
            <text:p>182.5</text:p>
          </table:table-cell>
          <table:table-cell office:value-type="float" office:value="3936.2706734034405" table:formula="msoxl:=ABS(MAX(C2:C8)-C10-C11)" table:style-name="ce8">
            <text:p>3936.3</text:p>
          </table:table-cell>
          <table:table-cell office:value-type="float" office:value="75.818743768693878" table:formula="msoxl:=ABS(MAX(D2:D8)-D10-D11)" table:style-name="ce8">
            <text:p>75.8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0" table:style-name="ce1">
            <text:p>0</text:p>
          </table:table-cell>
          <table:table-cell office:value-type="float" office:value="60.2" table:style-name="ce1">
            <text:p>60.2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.4" table:style-name="ce1">
            <text:p>120.4</text:p>
          </table:table-cell>
          <table:table-cell table:number-columns-repeated="1612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48.30000000000001" table:style-name="ce1">
            <text:p>148.3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50000000000003" table:style-name="ce1">
            <text:p>164.5</text:p>
          </table:table-cell>
          <table:table-cell table:number-columns-repeated="1612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129" table:style-name="ce1">
            <text:p>129</text:p>
          </table:table-cell>
          <table:table-cell office:value-type="float" office:value="50.7" table:style-name="ce1">
            <text:p>50.7</text:p>
          </table:table-cell>
          <table:table-cell office:value-type="float" office:value="46.8" table:style-name="ce1">
            <text:p>46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6.5" table:style-name="ce1">
            <text:p>226.5</text:p>
          </table:table-cell>
          <table:table-cell table:number-columns-repeated="1612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.5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" table:style-name="ce1">
            <text:p>41</text:p>
          </table:table-cell>
          <table:table-cell table:number-columns-repeated="1612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0" table:style-name="ce1">
            <text:p>0</text:p>
          </table:table-cell>
          <table:table-cell office:value-type="float" office:value="14.3" table:style-name="ce1">
            <text:p>14.3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.6" table:style-name="ce1">
            <text:p>28.6</text:p>
          </table:table-cell>
          <table:table-cell table:number-columns-repeated="1612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32" table:style-name="ce1">
            <text:p>32</text:p>
          </table:table-cell>
          <table:table-cell office:value-type="float" office:value="15.5" table:style-name="ce1">
            <text:p>15.5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" table:style-name="ce1">
            <text:p>63</text:p>
          </table:table-cell>
          <table:table-cell table:number-columns-repeated="1612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0" table:style-name="ce1">
            <text:p>0</text:p>
          </table:table-cell>
          <table:table-cell office:value-type="float" office:value="12.1" table:style-name="ce1">
            <text:p>12.1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.2" table:style-name="ce1">
            <text:p>24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.18571428571429" table:formula="msoxl:=AVERAGE(B2:B8)" table:style-name="ce8">
            <text:p>44.2</text:p>
          </table:table-cell>
          <table:table-cell office:value-type="float" office:value="25.957142857142859" table:formula="msoxl:=AVERAGE(C2:C8)" table:style-name="ce8">
            <text:p>26.0</text:p>
          </table:table-cell>
          <table:table-cell office:value-type="float" office:value="25.314285714285717" table:formula="msoxl:=AVERAGE(D2:D8)" table:style-name="ce8">
            <text:p>25.3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4.032488106784911" table:formula="msoxl:=IF(B10=0,0,MAX(SUMPRODUCT(B2:B8,B2:B8)/SUM(B2:B8)-B10,0))" table:style-name="ce8">
            <text:p>84.0</text:p>
          </table:table-cell>
          <table:table-cell office:value-type="float" office:value="14.089582514348603" table:formula="msoxl:=IF(C10=0,0,MAX(SUMPRODUCT(C2:C8,C2:C8)/SUM(C2:C8)-C10,0))" table:style-name="ce8">
            <text:p>14.1</text:p>
          </table:table-cell>
          <table:table-cell office:value-type="float" office:value="13.548693969687193" table:formula="msoxl:=IF(D10=0,0,MAX(SUMPRODUCT(D2:D8,D2:D8)/SUM(D2:D8)-D10,0))" table:style-name="ce8">
            <text:p>13.5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.081797607500818" table:formula="msoxl:=ABS(MAX(B2:B8)-B10-B11)" table:style-name="ce8">
            <text:p>20.1</text:p>
          </table:table-cell>
          <table:table-cell office:value-type="float" office:value="20.153274628508544" table:formula="msoxl:=ABS(MAX(C2:C8)-C10-C11)" table:style-name="ce8">
            <text:p>20.2</text:p>
          </table:table-cell>
          <table:table-cell office:value-type="float" office:value="21.337020316027093" table:formula="msoxl:=ABS(MAX(D2:D8)-D10-D11)" table:style-name="ce8">
            <text:p>21.3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8.21820239249919" table:formula="msoxl:=B10+ B11" table:style-name="ce8">
            <text:p>128.2</text:p>
          </table:table-cell>
          <table:table-cell office:value-type="float" office:value="40.046725371491462" table:formula="msoxl:=C10+ C11" table:style-name="ce8">
            <text:p>40.0</text:p>
          </table:table-cell>
          <table:table-cell office:value-type="float" office:value="38.86297968397291" table:formula="msoxl:=D10+ D11" table:style-name="ce8">
            <text:p>38.9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32.6" table:style-name="ce1">
            <text:p>32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.600000000000009" table:style-name="ce1">
            <text:p>65.6</text:p>
          </table:table-cell>
          <table:table-cell table:number-columns-repeated="1612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38.4" table:style-name="ce1">
            <text:p>38.4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.3" table:style-name="ce1">
            <text:p>90.3</text:p>
          </table:table-cell>
          <table:table-cell table:number-columns-repeated="1612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30.8" table:style-name="ce1">
            <text:p>30.8</text:p>
          </table:table-cell>
          <table:table-cell office:value-type="float" office:value="30.8" table:style-name="ce1">
            <text:p>3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6" table:style-name="ce1">
            <text:p>61.6</text:p>
          </table:table-cell>
          <table:table-cell table:number-columns-repeated="1612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49.2" table:style-name="ce1">
            <text:p>49.2</text:p>
          </table:table-cell>
          <table:table-cell office:value-type="float" office:value="49.2" table:style-name="ce1">
            <text:p>4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.4" table:style-name="ce1">
            <text:p>98.4</text:p>
          </table:table-cell>
          <table:table-cell table:number-columns-repeated="1612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30.5" table:style-name="ce1">
            <text:p>30.5</text:p>
          </table:table-cell>
          <table:table-cell office:value-type="float" office:value="30.5" table:style-name="ce1">
            <text:p>3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1" table:style-name="ce1">
            <text:p>61.1</text:p>
          </table:table-cell>
          <table:table-cell table:number-columns-repeated="1612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24.6" table:style-name="ce1">
            <text:p>24.6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.2" table:style-name="ce1">
            <text:p>4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0.214285714285715" table:formula="msoxl:=AVERAGE(B2:B8)" table:style-name="ce8">
            <text:p>30.2</text:p>
          </table:table-cell>
          <table:table-cell office:value-type="float" office:value="30.12857142857143" table:formula="msoxl:=AVERAGE(C2:C8)" table:style-name="ce8">
            <text:p>30.1</text:p>
          </table:table-cell>
          <table:table-cell office:value-type="float" office:value="1.8" table:formula="msoxl:=AVERAGE(D2:D8)" table:style-name="ce8">
            <text:p>1.8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5590949003714982" table:formula="msoxl:=IF(B10=0,0,MAX(SUMPRODUCT(B2:B8,B2:B8)/SUM(B2:B8)-B10,0))" table:style-name="ce8">
            <text:p>5.6</text:p>
          </table:table-cell>
          <table:table-cell office:value-type="float" office:value="5.2675878886405165" table:formula="msoxl:=IF(C10=0,0,MAX(SUMPRODUCT(C2:C8,C2:C8)/SUM(C2:C8)-C10,0))" table:style-name="ce8">
            <text:p>5.3</text:p>
          </table:table-cell>
          <table:table-cell office:value-type="float" office:value="10.020634920634917" table:formula="msoxl:=IF(D10=0,0,MAX(SUMPRODUCT(D2:D8,D2:D8)/SUM(D2:D8)-D10,0))" table:style-name="ce8">
            <text:p>1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.426619385342789" table:formula="msoxl:=ABS(MAX(B2:B8)-B10-B11)" table:style-name="ce8">
            <text:p>13.4</text:p>
          </table:table-cell>
          <table:table-cell office:value-type="float" office:value="13.803840682788056" table:formula="msoxl:=ABS(MAX(C2:C8)-C10-C11)" table:style-name="ce8">
            <text:p>13.8</text:p>
          </table:table-cell>
          <table:table-cell office:value-type="float" office:value="0.37936507936508157" table:formula="msoxl:=ABS(MAX(D2:D8)-D10-D11)" table:style-name="ce8">
            <text:p>0.4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5.773380614657214" table:formula="msoxl:=B10+ B11" table:style-name="ce8">
            <text:p>35.8</text:p>
          </table:table-cell>
          <table:table-cell office:value-type="float" office:value="35.396159317211946" table:formula="msoxl:=C10+ C11" table:style-name="ce8">
            <text:p>35.4</text:p>
          </table:table-cell>
          <table:table-cell office:value-type="float" office:value="11.820634920634918" table:formula="msoxl:=D10+ D11" table:style-name="ce8">
            <text:p>11.8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598.9" table:style-name="ce1">
            <text:p>1598.9</text:p>
          </table:table-cell>
          <table:table-cell office:value-type="float" office:value="1598.9" table:style-name="ce1">
            <text:p>159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97.8" table:style-name="ce1">
            <text:p>3197.8</text:p>
          </table:table-cell>
          <table:table-cell table:number-columns-repeated="1612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23.9" table:style-name="ce1">
            <text:p>23.9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8" table:style-name="ce1">
            <text:p>47.8</text:p>
          </table:table-cell>
          <table:table-cell table:number-columns-repeated="1612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.400000000000006" table:style-name="ce1">
            <text:p>79.4</text:p>
          </table:table-cell>
          <table:table-cell table:number-columns-repeated="1612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19.3" table:style-name="ce1">
            <text:p>19.3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6" table:style-name="ce1">
            <text:p>38.6</text:p>
          </table:table-cell>
          <table:table-cell table:number-columns-repeated="1612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6.7" table:style-name="ce1">
            <text:p>6.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600000000000001" table:style-name="ce1">
            <text:p>17.6</text:p>
          </table:table-cell>
          <table:table-cell table:number-columns-repeated="1612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42.18571428571431" table:formula="msoxl:=AVERAGE(B2:B8)" table:style-name="ce8">
            <text:p>242.2</text:p>
          </table:table-cell>
          <table:table-cell office:value-type="float" office:value="242.48571428571429" table:formula="msoxl:=AVERAGE(C2:C8)" table:style-name="ce8">
            <text:p>242.5</text:p>
          </table:table-cell>
          <table:table-cell office:value-type="float" office:value="0.3" table:formula="msoxl:=AVERAGE(D2:D8)" table:style-name="ce8">
            <text:p>0.3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67.3243370326365" table:formula="msoxl:=IF(B10=0,0,MAX(SUMPRODUCT(B2:B8,B2:B8)/SUM(B2:B8)-B10,0))" table:style-name="ce8">
            <text:p>1267.3</text:p>
          </table:table-cell>
          <table:table-cell office:value-type="float" office:value="1265.1759682876334" table:formula="msoxl:=IF(C10=0,0,MAX(SUMPRODUCT(C2:C8,C2:C8)/SUM(C2:C8)-C10,0))" table:style-name="ce8">
            <text:p>1265.2</text:p>
          </table:table-cell>
          <table:table-cell office:value-type="float" office:value="1.8" table:formula="msoxl:=IF(D10=0,0,MAX(SUMPRODUCT(D2:D8,D2:D8)/SUM(D2:D8)-D10,0))" table:style-name="ce8">
            <text:p>1.8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9.38994868164923" table:formula="msoxl:=ABS(MAX(B2:B8)-B10-B11)" table:style-name="ce8">
            <text:p>89.4</text:p>
          </table:table-cell>
          <table:table-cell office:value-type="float" office:value="91.238317426652429" table:formula="msoxl:=ABS(MAX(C2:C8)-C10-C11)" table:style-name="ce8">
            <text:p>91.2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09.5100513183509" table:formula="msoxl:=B10+ B11" table:style-name="ce8">
            <text:p>1509.5</text:p>
          </table:table-cell>
          <table:table-cell office:value-type="float" office:value="1507.6616825733477" table:formula="msoxl:=C10+ C11" table:style-name="ce8">
            <text:p>1507.7</text:p>
          </table:table-cell>
          <table:table-cell office:value-type="float" office:value="2.1" table:formula="msoxl:=D10+ D11" table:style-name="ce8">
            <text:p>2.1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765.2" table:style-name="ce1">
            <text:p>765.2</text:p>
          </table:table-cell>
          <table:table-cell office:value-type="float" office:value="705.8" table:style-name="ce1">
            <text:p>705.8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30.3" table:style-name="ce1">
            <text:p>1530.3</text:p>
          </table:table-cell>
          <table:table-cell table:number-columns-repeated="1612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4885.8999999999996" table:style-name="ce1">
            <text:p>4885.9</text:p>
          </table:table-cell>
          <table:table-cell office:value-type="float" office:value="4288.1000000000004" table:style-name="ce1">
            <text:p>4288.1</text:p>
          </table:table-cell>
          <table:table-cell office:value-type="float" office:value="597.79999999999995" table:style-name="ce1">
            <text:p>597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71.7999999999993" table:style-name="ce1">
            <text:p>9771.8</text:p>
          </table:table-cell>
          <table:table-cell table:number-columns-repeated="1612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1683.8" table:style-name="ce1">
            <text:p>1683.8</text:p>
          </table:table-cell>
          <table:table-cell office:value-type="float" office:value="1683.8" table:style-name="ce1">
            <text:p>168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67.6" table:style-name="ce1">
            <text:p>3367.6</text:p>
          </table:table-cell>
          <table:table-cell table:number-columns-repeated="1612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1899.2" table:style-name="ce1">
            <text:p>1899.2</text:p>
          </table:table-cell>
          <table:table-cell office:value-type="float" office:value="1899.2" table:style-name="ce1">
            <text:p>189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98.4" table:style-name="ce1">
            <text:p>3798.4</text:p>
          </table:table-cell>
          <table:table-cell table:number-columns-repeated="1612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1411" table:style-name="ce1">
            <text:p>1411</text:p>
          </table:table-cell>
          <table:table-cell office:value-type="float" office:value="1411" table:style-name="ce1">
            <text:p>1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22" table:style-name="ce1">
            <text:p>2822</text:p>
          </table:table-cell>
          <table:table-cell table:number-columns-repeated="1612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913.4" table:style-name="ce1">
            <text:p>913.4</text:p>
          </table:table-cell>
          <table:table-cell office:value-type="float" office:value="913.4" table:style-name="ce1">
            <text:p>91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26.8" table:style-name="ce1">
            <text:p>1826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51.2142857142858" table:formula="msoxl:=AVERAGE(B2:B8)" table:style-name="ce8">
            <text:p>1651.2</text:p>
          </table:table-cell>
          <table:table-cell office:value-type="float" office:value="1557.3285714285716" table:formula="msoxl:=AVERAGE(C2:C8)" table:style-name="ce8">
            <text:p>1557.3</text:p>
          </table:table-cell>
          <table:table-cell office:value-type="float" office:value="93.871428571428552" table:formula="msoxl:=AVERAGE(D2:D8)" table:style-name="ce8">
            <text:p>93.9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66.5443758767506" table:formula="msoxl:=IF(B10=0,0,MAX(SUMPRODUCT(B2:B8,B2:B8)/SUM(B2:B8)-B10,0))" table:style-name="ce8">
            <text:p>1266.5</text:p>
          </table:table-cell>
          <table:table-cell office:value-type="float" office:value="1025.2367088591004" table:formula="msoxl:=IF(C10=0,0,MAX(SUMPRODUCT(C2:C8,C2:C8)/SUM(C2:C8)-C10,0))" table:style-name="ce8">
            <text:p>1025.2</text:p>
          </table:table-cell>
          <table:table-cell office:value-type="float" office:value="455.33163032371675" table:formula="msoxl:=IF(D10=0,0,MAX(SUMPRODUCT(D2:D8,D2:D8)/SUM(D2:D8)-D10,0))" table:style-name="ce8">
            <text:p>455.3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68.1413384089633" table:formula="msoxl:=ABS(MAX(B2:B8)-B10-B11)" table:style-name="ce8">
            <text:p>1968.1</text:p>
          </table:table-cell>
          <table:table-cell office:value-type="float" office:value="1705.5347197123283" table:formula="msoxl:=ABS(MAX(C2:C8)-C10-C11)" table:style-name="ce8">
            <text:p>1705.5</text:p>
          </table:table-cell>
          <table:table-cell office:value-type="float" office:value="48.596941104854636" table:formula="msoxl:=ABS(MAX(D2:D8)-D10-D11)" table:style-name="ce8">
            <text:p>48.6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917.7586615910363" table:formula="msoxl:=B10+ B11" table:style-name="ce8">
            <text:p>2917.8</text:p>
          </table:table-cell>
          <table:table-cell office:value-type="float" office:value="2582.5652802876721" table:formula="msoxl:=C10+ C11" table:style-name="ce8">
            <text:p>2582.6</text:p>
          </table:table-cell>
          <table:table-cell office:value-type="float" office:value="549.20305889514532" table:formula="msoxl:=D10+ D11" table:style-name="ce8">
            <text:p>549.2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26.5" table:style-name="ce1">
            <text:p>26.5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" table:style-name="ce1">
            <text:p>53</text:p>
          </table:table-cell>
          <table:table-cell table:number-columns-repeated="1612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94.4" table:style-name="ce1">
            <text:p>94.4</text:p>
          </table:table-cell>
          <table:table-cell office:value-type="float" office:value="94" table:style-name="ce1">
            <text:p>9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8.8" table:style-name="ce1">
            <text:p>188.8</text:p>
          </table:table-cell>
          <table:table-cell table:number-columns-repeated="1612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97.2" table:style-name="ce1">
            <text:p>97.2</text:p>
          </table:table-cell>
          <table:table-cell office:value-type="float" office:value="92.6" table:style-name="ce1">
            <text:p>92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4.4" table:style-name="ce1">
            <text:p>194.4</text:p>
          </table:table-cell>
          <table:table-cell table:number-columns-repeated="1612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82.1" table:style-name="ce1">
            <text:p>82.1</text:p>
          </table:table-cell>
          <table:table-cell office:value-type="float" office:value="82.1" table:style-name="ce1">
            <text:p>8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2" table:style-name="ce1">
            <text:p>164.2</text:p>
          </table:table-cell>
          <table:table-cell table:number-columns-repeated="1612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134.19999999999999" table:style-name="ce1">
            <text:p>134.2</text:p>
          </table:table-cell>
          <table:table-cell office:value-type="float" office:value="134.19999999999999" table:style-name="ce1">
            <text:p>13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8.39999999999998" table:style-name="ce1">
            <text:p>268.4</text:p>
          </table:table-cell>
          <table:table-cell table:number-columns-repeated="1612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3.2" table:style-name="ce1">
            <text:p>183.2</text:p>
          </table:table-cell>
          <table:table-cell table:number-columns-repeated="1612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75.8" table:style-name="ce1">
            <text:p>75.8</text:p>
          </table:table-cell>
          <table:table-cell office:value-type="float" office:value="75.8" table:style-name="ce1">
            <text:p>7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1.6" table:style-name="ce1">
            <text:p>15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5.971428571428561" table:formula="msoxl:=AVERAGE(B2:B8)" table:style-name="ce8">
            <text:p>86.0</text:p>
          </table:table-cell>
          <table:table-cell office:value-type="float" office:value="85.242857142857133" table:formula="msoxl:=AVERAGE(C2:C8)" table:style-name="ce8">
            <text:p>85.2</text:p>
          </table:table-cell>
          <table:table-cell office:value-type="float" office:value="0.72857142857142854" table:formula="msoxl:=AVERAGE(D2:D8)" table:style-name="ce8">
            <text:p>0.7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.319199544224489" table:formula="msoxl:=IF(B10=0,0,MAX(SUMPRODUCT(B2:B8,B2:B8)/SUM(B2:B8)-B10,0))" table:style-name="ce8">
            <text:p>10.3</text:p>
          </table:table-cell>
          <table:table-cell office:value-type="float" office:value="10.250606909430459" table:formula="msoxl:=IF(C10=0,0,MAX(SUMPRODUCT(C2:C8,C2:C8)/SUM(C2:C8)-C10,0))" table:style-name="ce8">
            <text:p>10.3</text:p>
          </table:table-cell>
          <table:table-cell office:value-type="float" office:value="3.4537815126050422" table:formula="msoxl:=IF(D10=0,0,MAX(SUMPRODUCT(D2:D8,D2:D8)/SUM(D2:D8)-D10,0))" table:style-name="ce8">
            <text:p>3.5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7.909371884346939" table:formula="msoxl:=ABS(MAX(B2:B8)-B10-B11)" table:style-name="ce8">
            <text:p>37.9</text:p>
          </table:table-cell>
          <table:table-cell office:value-type="float" office:value="38.706535947712396" table:formula="msoxl:=ABS(MAX(C2:C8)-C10-C11)" table:style-name="ce8">
            <text:p>38.7</text:p>
          </table:table-cell>
          <table:table-cell office:value-type="float" office:value="0.41764705882352882" table:formula="msoxl:=ABS(MAX(D2:D8)-D10-D11)" table:style-name="ce8">
            <text:p>0.4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6.29062811565305" table:formula="msoxl:=B10+ B11" table:style-name="ce8">
            <text:p>96.3</text:p>
          </table:table-cell>
          <table:table-cell office:value-type="float" office:value="95.493464052287592" table:formula="msoxl:=C10+ C11" table:style-name="ce8">
            <text:p>95.5</text:p>
          </table:table-cell>
          <table:table-cell office:value-type="float" office:value="4.1823529411764708" table:formula="msoxl:=D10+ D11" table:style-name="ce8">
            <text:p>4.2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34.4" table:style-name="ce1">
            <text:p>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75714285714286" table:formula="msoxl:=AVERAGE(B2:B8)" table:style-name="ce8">
            <text:p>33.8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9972190314994123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3685992382563938" table:formula="msoxl:=ABS(MAX(B2:B8)-B10-B11)" table:style-name="ce8">
            <text:p>0.6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0" table:style-name="ce1">
            <text:p>10</text:p>
          </table:table-cell>
          <table:table-cell office:value-type="float" office:value="58.9" table:style-name="ce1">
            <text:p>58.9</text:p>
          </table:table-cell>
          <table:table-cell office:value-type="float" office:value="389.3" table:style-name="ce1">
            <text:p>389.3</text:p>
          </table:table-cell>
          <table:table-cell office:value-type="float" office:value="0" table:style-name="ce1">
            <text:p>0</text:p>
          </table:table-cell>
          <table:table-cell office:value-type="float" office:value="176.9" table:style-name="ce1">
            <text:p>176.9</text:p>
          </table:table-cell>
          <table:table-cell office:value-type="float" office:value="1216.8" table:style-name="ce1">
            <text:p>1216.8</text:p>
          </table:table-cell>
          <table:table-cell office:value-type="float" office:value="-1" table:style-name="ce1">
            <text:p>-1</text:p>
          </table:table-cell>
          <table:table-cell office:value-type="float" office:value="41.3" table:style-name="ce1">
            <text:p>41.3</text:p>
          </table:table-cell>
          <table:table-cell office:value-type="float" office:value="2.9" table:style-name="ce1">
            <text:p>2.9</text:p>
          </table:table-cell>
          <table:table-cell office:value-type="float" office:value="682.4" table:style-name="ce1">
            <text:p>682.4</text:p>
          </table:table-cell>
          <table:table-cell table:number-columns-repeated="1636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4" table:style-name="ce1">
            <text:p>64</text:p>
          </table:table-cell>
          <table:table-cell office:value-type="float" office:value="3.7" table:style-name="ce1">
            <text:p>3.7</text:p>
          </table:table-cell>
          <table:table-cell office:value-type="float" office:value="60.3" table:style-name="ce1">
            <text:p>60.3</text:p>
          </table:table-cell>
          <table:table-cell office:value-type="float" office:value="387.6" table:style-name="ce1">
            <text:p>387.6</text:p>
          </table:table-cell>
          <table:table-cell office:value-type="float" office:value="0" table:style-name="ce1">
            <text:p>0</text:p>
          </table:table-cell>
          <table:table-cell office:value-type="float" office:value="186.6" table:style-name="ce1">
            <text:p>186.6</text:p>
          </table:table-cell>
          <table:table-cell office:value-type="float" office:value="1215.8" table:style-name="ce1">
            <text:p>1215.8</text:p>
          </table:table-cell>
          <table:table-cell office:value-type="float" office:value="-1" table:style-name="ce1">
            <text:p>-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89.7" table:style-name="ce1">
            <text:p>689.7</text:p>
          </table:table-cell>
          <table:table-cell table:number-columns-repeated="1636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93.7" table:style-name="ce1">
            <text:p>93.7</text:p>
          </table:table-cell>
          <table:table-cell office:value-type="float" office:value="4.3" table:style-name="ce1">
            <text:p>4.3</text:p>
          </table:table-cell>
          <table:table-cell office:value-type="float" office:value="89.4" table:style-name="ce1">
            <text:p>89.4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73.8" table:style-name="ce1">
            <text:p>173.8</text:p>
          </table:table-cell>
          <table:table-cell office:value-type="float" office:value="1205.5999999999999" table:style-name="ce1">
            <text:p>1205.6</text:p>
          </table:table-cell>
          <table:table-cell office:value-type="float" office:value="-1" table:style-name="ce1">
            <text:p>-1</text:p>
          </table:table-cell>
          <table:table-cell office:value-type="float" office:value="8.5" table:style-name="ce1">
            <text:p>8.5</text:p>
          </table:table-cell>
          <table:table-cell office:value-type="float" office:value="3.4" table:style-name="ce1">
            <text:p>3.4</text:p>
          </table:table-cell>
          <table:table-cell office:value-type="float" office:value="671.8" table:style-name="ce1">
            <text:p>671.8</text:p>
          </table:table-cell>
          <table:table-cell table:number-columns-repeated="1636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4" table:style-name="ce1">
            <text:p>74</text:p>
          </table:table-cell>
          <table:table-cell office:value-type="float" office:value="2.9" table:style-name="ce1">
            <text:p>2.9</text:p>
          </table:table-cell>
          <table:table-cell office:value-type="float" office:value="71" table:style-name="ce1">
            <text:p>71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62.9" table:style-name="ce1">
            <text:p>162.9</text:p>
          </table:table-cell>
          <table:table-cell office:value-type="float" office:value="1228.2" table:style-name="ce1">
            <text:p>1228.2</text:p>
          </table:table-cell>
          <table:table-cell office:value-type="float" office:value="-1" table:style-name="ce1">
            <text:p>-1</text:p>
          </table:table-cell>
          <table:table-cell office:value-type="float" office:value="13.5" table:style-name="ce1">
            <text:p>13.5</text:p>
          </table:table-cell>
          <table:table-cell office:value-type="float" office:value="3.4" table:style-name="ce1">
            <text:p>3.4</text:p>
          </table:table-cell>
          <table:table-cell office:value-type="float" office:value="668.4" table:style-name="ce1">
            <text:p>668.4</text:p>
          </table:table-cell>
          <table:table-cell table:number-columns-repeated="1636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8.2" table:style-name="ce1">
            <text:p>78.2</text:p>
          </table:table-cell>
          <table:table-cell office:value-type="float" office:value="2" table:style-name="ce1">
            <text:p>2</text:p>
          </table:table-cell>
          <table:table-cell office:value-type="float" office:value="76.2" table:style-name="ce1">
            <text:p>76.2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50.9" table:style-name="ce1">
            <text:p>150.9</text:p>
          </table:table-cell>
          <table:table-cell office:value-type="float" office:value="1216.5" table:style-name="ce1">
            <text:p>1216.5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3.4" table:style-name="ce1">
            <text:p>3.4</text:p>
          </table:table-cell>
          <table:table-cell office:value-type="float" office:value="676.5" table:style-name="ce1">
            <text:p>676.5</text:p>
          </table:table-cell>
          <table:table-cell table:number-columns-repeated="1636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88.5" table:style-name="ce1">
            <text:p>88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83.6" table:style-name="ce1">
            <text:p>83.6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32.69999999999999" table:style-name="ce1">
            <text:p>132.7</text:p>
          </table:table-cell>
          <table:table-cell office:value-type="float" office:value="1200.4000000000001" table:style-name="ce1">
            <text:p>1200.4</text:p>
          </table:table-cell>
          <table:table-cell office:value-type="float" office:value="-1" table:style-name="ce1">
            <text:p>-1</text:p>
          </table:table-cell>
          <table:table-cell office:value-type="float" office:value="27.2" table:style-name="ce1">
            <text:p>27.2</text:p>
          </table:table-cell>
          <table:table-cell office:value-type="float" office:value="3.5" table:style-name="ce1">
            <text:p>3.5</text:p>
          </table:table-cell>
          <table:table-cell office:value-type="float" office:value="681.2" table:style-name="ce1">
            <text:p>681.2</text:p>
          </table:table-cell>
          <table:table-cell table:number-columns-repeated="1636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06.1" table:style-name="ce1">
            <text:p>106.1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88.7" table:style-name="ce1">
            <text:p>88.7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1181.2" table:style-name="ce1">
            <text:p>1181.2</text:p>
          </table:table-cell>
          <table:table-cell office:value-type="float" office:value="-1" table:style-name="ce1">
            <text:p>-1</text:p>
          </table:table-cell>
          <table:table-cell office:value-type="float" office:value="31.8" table:style-name="ce1">
            <text:p>31.8</text:p>
          </table:table-cell>
          <table:table-cell office:value-type="float" office:value="3.5" table:style-name="ce1">
            <text:p>3.5</text:p>
          </table:table-cell>
          <table:table-cell office:value-type="float" office:value="682.4" table:style-name="ce1">
            <text:p>682.4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0" table:style-name="ce1">
            <text:p>0</text:p>
          </table:table-cell>
          <table:table-cell office:value-type="float" office:value="788" table:style-name="ce1">
            <text:p>788</text:p>
          </table:table-cell>
          <table:table-cell office:value-type="float" office:value="0" table:style-name="ce1">
            <text:p>0</text:p>
          </table:table-cell>
          <table:table-cell office:value-type="float" office:value="815.8" table:style-name="ce1">
            <text:p>815.8</text:p>
          </table:table-cell>
          <table:table-cell office:value-type="float" office:value="27.8" table:style-name="ce1">
            <text:p>27.8</text:p>
          </table:table-cell>
          <table:table-cell office:value-type="float" office:value="-788" table:style-name="ce1">
            <text:p>-788</text:p>
          </table:table-cell>
          <table:table-cell table:number-columns-repeated="16375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12.6" table:style-name="ce1">
            <text:p>612.6</text:p>
          </table:table-cell>
          <table:table-cell office:value-type="float" office:value="0" table:style-name="ce1">
            <text:p>0</text:p>
          </table:table-cell>
          <table:table-cell office:value-type="float" office:value="638.6" table:style-name="ce1">
            <text:p>638.6</text:p>
          </table:table-cell>
          <table:table-cell office:value-type="float" office:value="26" table:style-name="ce1">
            <text:p>26</text:p>
          </table:table-cell>
          <table:table-cell office:value-type="float" office:value="-612.6" table:style-name="ce1">
            <text:p>-612.6</text:p>
          </table:table-cell>
          <table:table-cell table:number-columns-repeated="16375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0" table:style-name="ce1">
            <text:p>0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350.1" table:style-name="ce1">
            <text:p>350.1</text:p>
          </table:table-cell>
          <table:table-cell office:value-type="float" office:value="0" table:style-name="ce1">
            <text:p>0</text:p>
          </table:table-cell>
          <table:table-cell office:value-type="float" office:value="367.8" table:style-name="ce1">
            <text:p>367.8</text:p>
          </table:table-cell>
          <table:table-cell office:value-type="float" office:value="17.7" table:style-name="ce1">
            <text:p>17.7</text:p>
          </table:table-cell>
          <table:table-cell office:value-type="float" office:value="-350.1" table:style-name="ce1">
            <text:p>-350.1</text:p>
          </table:table-cell>
          <table:table-cell table:number-columns-repeated="16375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float" office:value="369.4" table:style-name="ce1">
            <text:p>369.4</text:p>
          </table:table-cell>
          <table:table-cell office:value-type="float" office:value="0" table:style-name="ce1">
            <text:p>0</text:p>
          </table:table-cell>
          <table:table-cell office:value-type="float" office:value="387.9" table:style-name="ce1">
            <text:p>387.9</text:p>
          </table:table-cell>
          <table:table-cell office:value-type="float" office:value="18.5" table:style-name="ce1">
            <text:p>18.5</text:p>
          </table:table-cell>
          <table:table-cell office:value-type="float" office:value="-369.4" table:style-name="ce1">
            <text:p>-369.4</text:p>
          </table:table-cell>
          <table:table-cell table:number-columns-repeated="16375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0" table:style-name="ce1">
            <text:p>0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275.10000000000002" table:style-name="ce1">
            <text:p>275.1</text:p>
          </table:table-cell>
          <table:table-cell office:value-type="float" office:value="0" table:style-name="ce1">
            <text:p>0</text:p>
          </table:table-cell>
          <table:table-cell office:value-type="float" office:value="290.8" table:style-name="ce1">
            <text:p>290.8</text:p>
          </table:table-cell>
          <table:table-cell office:value-type="float" office:value="15.7" table:style-name="ce1">
            <text:p>15.7</text:p>
          </table:table-cell>
          <table:table-cell office:value-type="float" office:value="-275.10000000000002" table:style-name="ce1">
            <text:p>-275.1</text:p>
          </table:table-cell>
          <table:table-cell table:number-columns-repeated="16375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222.6" table:style-name="ce1">
            <text:p>222.6</text:p>
          </table:table-cell>
          <table:table-cell office:value-type="float" office:value="0" table:style-name="ce1">
            <text:p>0</text:p>
          </table:table-cell>
          <table:table-cell office:value-type="float" office:value="236.4" table:style-name="ce1">
            <text:p>236.4</text:p>
          </table:table-cell>
          <table:table-cell office:value-type="float" office:value="13.8" table:style-name="ce1">
            <text:p>13.8</text:p>
          </table:table-cell>
          <table:table-cell office:value-type="float" office:value="-222.6" table:style-name="ce1">
            <text:p>-222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7.185714285714287" table:formula="msoxl:=AVERAGE(C2:C8)" table:style-name="ce8">
            <text:p>17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373.98571428571432" table:formula="msoxl:=AVERAGE(E2:E8)" table:style-name="ce8">
            <text:p>374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3.9443771523572018" table:formula="msoxl:=IF(C10=0,0,MAX(SUMPRODUCT(C2:C8,C2:C8)/SUM(C2:C8)-C10,0))" table:style-name="ce8">
            <text:p>3.9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153.33767851003807" table:formula="msoxl:=IF(E10=0,0,MAX(SUMPRODUCT(E2:E8,E2:E8)/SUM(E2:E8)-E10,0))" table:style-name="ce8">
            <text:p>153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6.6699085619285121" table:formula="msoxl:=ABS(MAX(C2:C8)-C10-C11)" table:style-name="ce8">
            <text:p>6.7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260.6766072042476" table:formula="msoxl:=ABS(MAX(E2:E8)-E10-E11)" table:style-name="ce8">
            <text:p>260.7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0" table:style-name="ce1">
            <text:p>0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0" table:style-name="ce1">
            <text:p>0</text:p>
          </table:table-cell>
          <table:table-cell office:value-type="float" office:value="274.3" table:style-name="ce1">
            <text:p>274.3</text:p>
          </table:table-cell>
          <table:table-cell office:value-type="float" office:value="0" table:style-name="ce1">
            <text:p>0</text:p>
          </table:table-cell>
          <table:table-cell office:value-type="float" office:value="599.4" table:style-name="ce1">
            <text:p>599.4</text:p>
          </table:table-cell>
          <table:table-cell table:number-columns-repeated="16379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0" table:style-name="ce1">
            <text:p>0</text:p>
          </table:table-cell>
          <table:table-cell office:value-type="float" office:value="235.2" table:style-name="ce1">
            <text:p>235.2</text:p>
          </table:table-cell>
          <table:table-cell office:value-type="float" office:value="0" table:style-name="ce1">
            <text:p>0</text:p>
          </table:table-cell>
          <table:table-cell office:value-type="float" office:value="479.8" table:style-name="ce1">
            <text:p>479.8</text:p>
          </table:table-cell>
          <table:table-cell table:number-columns-repeated="16379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0" table:style-name="ce1">
            <text:p>0</text:p>
          </table:table-cell>
          <table:table-cell office:value-type="float" office:value="135.19999999999999" table:style-name="ce1">
            <text:p>135.2</text:p>
          </table:table-cell>
          <table:table-cell office:value-type="float" office:value="0" table:style-name="ce1">
            <text:p>0</text:p>
          </table:table-cell>
          <table:table-cell office:value-type="float" office:value="271.60000000000002" table:style-name="ce1">
            <text:p>271.6</text:p>
          </table:table-cell>
          <table:table-cell table:number-columns-repeated="16379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0" table:style-name="ce1">
            <text:p>0</text:p>
          </table:table-cell>
          <table:table-cell office:value-type="float" office:value="141.5" table:style-name="ce1">
            <text:p>141.5</text:p>
          </table:table-cell>
          <table:table-cell office:value-type="float" office:value="0" table:style-name="ce1">
            <text:p>0</text:p>
          </table:table-cell>
          <table:table-cell office:value-type="float" office:value="284.89999999999998" table:style-name="ce1">
            <text:p>284.9</text:p>
          </table:table-cell>
          <table:table-cell table:number-columns-repeated="16379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0" table:style-name="ce1">
            <text:p>0</text:p>
          </table:table-cell>
          <table:table-cell office:value-type="float" office:value="112.8" table:style-name="ce1">
            <text:p>112.8</text:p>
          </table:table-cell>
          <table:table-cell office:value-type="float" office:value="0" table:style-name="ce1">
            <text:p>0</text:p>
          </table:table-cell>
          <table:table-cell office:value-type="float" office:value="217" table:style-name="ce1">
            <text:p>217</text:p>
          </table:table-cell>
          <table:table-cell table:number-columns-repeated="16379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44.07142857142856" table:formula="msoxl:=AVERAGE(C2:C8)" table:style-name="ce8">
            <text:p>144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289.92857142857144" table:formula="msoxl:=AVERAGE(E2:E8)" table:style-name="ce8">
            <text:p>28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45.400688434025113" table:formula="msoxl:=IF(C10=0,0,MAX(SUMPRODUCT(C2:C8,C2:C8)/SUM(C2:C8)-C10,0))" table:style-name="ce8">
            <text:p>45.4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115.33805089219726" table:formula="msoxl:=IF(E10=0,0,MAX(SUMPRODUCT(E2:E8,E2:E8)/SUM(E2:E8)-E10,0))" table:style-name="ce8">
            <text:p>11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84.827882994546343" table:formula="msoxl:=ABS(MAX(C2:C8)-C10-C11)" table:style-name="ce8">
            <text:p>84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194.13337767923127" table:formula="msoxl:=ABS(MAX(E2:E8)-E10-E11)" table:style-name="ce8">
            <text:p>194.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227.3" table:style-name="ce1">
            <text:p>122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2" table:style-name="ce1">
            <text:p>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1704.9" table:style-name="ce1">
            <text:p>170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2" table:style-name="ce1">
            <text:p>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971.7" table:style-name="ce1">
            <text:p>197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7" table:style-name="ce1">
            <text:p>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280.1999999999998" table:style-name="ce1">
            <text:p>228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827.2" table:style-name="ce1">
            <text:p>282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3" table:style-name="ce1">
            <text:p>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580.9" table:style-name="ce1">
            <text:p>258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6" table:style-name="ce1">
            <text:p>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1852" table:style-name="ce1">
            <text:p>1852</text:p>
          </table:table-cell>
          <table:table-cell office:value-type="float" office:value="735" table:style-name="ce1">
            <text:p>735</text:p>
          </table:table-cell>
          <table:table-cell office:value-type="float" office:value="-1" table:style-name="ce1">
            <text:p>-1</text:p>
          </table:table-cell>
          <table:table-cell office:value-type="float" office:value="56600" table:style-name="ce1">
            <text:p>566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-1" table:style-name="ce1">
            <text:p>-1</text:p>
          </table:table-cell>
          <table:table-cell office:value-type="float" office:value="5522" table:style-name="ce1">
            <text:p>552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-56593" table:style-name="ce1">
            <text:p>-56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48" table:style-name="ce1">
            <text:p>1448</text:p>
          </table:table-cell>
          <table:table-cell office:value-type="float" office:value="-2" table:style-name="ce1">
            <text:p>-2</text:p>
          </table:table-cell>
          <table:table-cell office:value-type="float" office:value="2490" table:style-name="ce1">
            <text:p>249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25" table:style-name="ce1">
            <text:p>5625</text:p>
          </table:table-cell>
          <table:table-cell office:value-type="float" office:value="0" table:style-name="ce1">
            <text:p>0</text:p>
          </table:table-cell>
          <table:table-cell office:value-type="float" office:value="-6075" table:style-name="ce1">
            <text:p>-6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51" table:style-name="ce1">
            <text:p>-6951</text:p>
          </table:table-cell>
          <table:table-cell office:value-type="float" office:value="0" table:style-name="ce1">
            <text:p>0</text:p>
          </table:table-cell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0" table:style-name="ce1">
            <text:p>2480</text:p>
          </table:table-cell>
          <table:table-cell office:value-type="float" office:value="0" table:style-name="ce1">
            <text:p>0</text:p>
          </table:table-cell>
          <table:table-cell office:value-type="float" office:value="-772" table:style-name="ce1">
            <text:p>-77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float" office:value="0" table:style-name="ce1">
            <text:p>0</text:p>
          </table:table-cell>
          <table:table-cell office:value-type="float" office:value="2485" table:style-name="ce1">
            <text:p>24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57M32.000S" table:style-name="ce9">
            <text:p>11:57:3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57M32.000S" table:style-name="ce10">
            <text:p>11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58M2.000S" table:style-name="ce9">
            <text:p>11:58:0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58M2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58M32.000S" table:style-name="ce9">
            <text:p>11:58:3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58M32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59M2.000S" table:style-name="ce9">
            <text:p>11:59:0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59M2.000S" table:style-name="ce10">
            <text:p>11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59M32.000S" table:style-name="ce9">
            <text:p>11:59:3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5H59M32.000S" table:style-name="ce10">
            <text:p>11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0M2.000S" table:style-name="ce9">
            <text:p>12:00:0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0M2.000S" table:style-name="ce10">
            <text:p>12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0M32.000S" table:style-name="ce9">
            <text:p>12:00:3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0M32.000S" table:style-name="ce10">
            <text:p>12:0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8.4" table:style-name="ce1">
            <text:p>98.4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83.5" table:style-name="ce1">
            <text:p>83.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51.5" table:style-name="ce1">
            <text:p>51.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43.9" table:style-name="ce1">
            <text:p>43.9</text:p>
          </table:table-cell>
          <table:table-cell office:value-type="float" office:value="54.8" table:style-name="ce1">
            <text:p>54.8</text:p>
          </table:table-cell>
          <table:table-cell table:number-columns-repeated="1637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54" table:style-name="ce1">
            <text:p>54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1.2" table:style-name="ce1">
            <text:p>41.2</text:p>
          </table:table-cell>
          <table:table-cell office:value-type="float" office:value="56.4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49.3" table:style-name="ce1">
            <text:p>49.3</text:p>
          </table:table-cell>
          <table:table-cell office:value-type="float" office:value="3.9" table:style-name="ce1">
            <text:p>3.9</text:p>
          </table:table-cell>
          <table:table-cell office:value-type="float" office:value="6.2" table:style-name="ce1">
            <text:p>6.2</text:p>
          </table:table-cell>
          <table:table-cell office:value-type="float" office:value="40.6" table:style-name="ce1">
            <text:p>40.6</text:p>
          </table:table-cell>
          <table:table-cell office:value-type="float" office:value="53.199999999999996" table:style-name="ce1">
            <text:p>53.2</text:p>
          </table:table-cell>
          <table:table-cell table:number-columns-repeated="1637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51.9" table:style-name="ce1">
            <text:p>51.9</text:p>
          </table:table-cell>
          <table:table-cell office:value-type="float" office:value="3.1" table:style-name="ce1">
            <text:p>3.1</text:p>
          </table:table-cell>
          <table:table-cell office:value-type="float" office:value="2.1" table:style-name="ce1">
            <text:p>2.1</text:p>
          </table:table-cell>
          <table:table-cell office:value-type="float" office:value="42.9" table:style-name="ce1">
            <text:p>42.9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43" table:style-name="ce1">
            <text:p>43</text:p>
          </table:table-cell>
          <table:table-cell office:value-type="float" office:value="2.8" table:style-name="ce1">
            <text:p>2.8</text:p>
          </table:table-cell>
          <table:table-cell office:value-type="float" office:value="1.4" table:style-name="ce1">
            <text:p>1.4</text:p>
          </table:table-cell>
          <table:table-cell office:value-type="float" office:value="52.9" table:style-name="ce1">
            <text:p>52.9</text:p>
          </table:table-cell>
          <table:table-cell office:value-type="float" office:value="45.8" table:style-name="ce1">
            <text:p>45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557142857142857" table:style-name="ce1">
            <text:p>37.55714286</text:p>
          </table:table-cell>
          <table:table-cell office:value-type="float" office:value="2.5285714285714285" table:style-name="ce1">
            <text:p>2.52857142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7.628571428571426" table:style-name="ce1">
            <text:p>57.62857143</text:p>
          </table:table-cell>
          <table:table-cell office:value-type="float" office:value="40.085714285714282" table:style-name="ce1">
            <text:p>40.0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8.1" table:style-name="ce1">
            <text:p>98.1</text:p>
          </table:table-cell>
          <table:table-cell office:value-type="float" office:value="1.7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4.8" table:style-name="ce1">
            <text:p>14.8</text:p>
          </table:table-cell>
          <table:table-cell office:value-type="float" office:value="2.6" table:style-name="ce1">
            <text:p>2.6</text:p>
          </table:table-cell>
          <table:table-cell office:value-type="float" office:value="2.4" table:style-name="ce1">
            <text:p>2.4</text:p>
          </table:table-cell>
          <table:table-cell office:value-type="float" office:value="80.2" table:style-name="ce1">
            <text:p>80.2</text:p>
          </table:table-cell>
          <table:table-cell office:value-type="float" office:value="17.400000000000002" table:style-name="ce1">
            <text:p>17.4</text:p>
          </table:table-cell>
          <table:table-cell table:number-columns-repeated="1637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53.1" table:style-name="ce1">
            <text:p>53.1</text:p>
          </table:table-cell>
          <table:table-cell office:value-type="float" office:value="5" table:style-name="ce1">
            <text:p>5</text:p>
          </table:table-cell>
          <table:table-cell office:value-type="float" office:value="6.6" table:style-name="ce1">
            <text:p>6.6</text:p>
          </table:table-cell>
          <table:table-cell office:value-type="float" office:value="35.4" table:style-name="ce1">
            <text:p>35.4</text:p>
          </table:table-cell>
          <table:table-cell office:value-type="float" office:value="58.1" table:style-name="ce1">
            <text:p>58.1</text:p>
          </table:table-cell>
          <table:table-cell table:number-columns-repeated="1637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54.9" table:style-name="ce1">
            <text:p>54.9</text:p>
          </table:table-cell>
          <table:table-cell office:value-type="float" office:value="3.1" table:style-name="ce1">
            <text:p>3.1</text:p>
          </table:table-cell>
          <table:table-cell office:value-type="float" office:value="1.4" table:style-name="ce1">
            <text:p>1.4</text:p>
          </table:table-cell>
          <table:table-cell office:value-type="float" office:value="40.5" table:style-name="ce1">
            <text:p>40.5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52.3" table:style-name="ce1">
            <text:p>52.3</text:p>
          </table:table-cell>
          <table:table-cell office:value-type="float" office:value="3.8" table:style-name="ce1">
            <text:p>3.8</text:p>
          </table:table-cell>
          <table:table-cell office:value-type="float" office:value="7" table:style-name="ce1">
            <text:p>7</text:p>
          </table:table-cell>
          <table:table-cell office:value-type="float" office:value="36.9" table:style-name="ce1">
            <text:p>36.9</text:p>
          </table:table-cell>
          <table:table-cell office:value-type="float" office:value="56.099999999999994" table:style-name="ce1">
            <text:p>56.1</text:p>
          </table:table-cell>
          <table:table-cell table:number-columns-repeated="1637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57.3" table:style-name="ce1">
            <text:p>57.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36.4" table:style-name="ce1">
            <text:p>36.4</text:p>
          </table:table-cell>
          <table:table-cell office:value-type="float" office:value="60.4" table:style-name="ce1">
            <text:p>60.4</text:p>
          </table:table-cell>
          <table:table-cell table:number-columns-repeated="1637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37.5" table:style-name="ce1">
            <text:p>37.5</text:p>
          </table:table-cell>
          <table:table-cell office:value-type="float" office:value="2.6" table:style-name="ce1">
            <text:p>2.6</text:p>
          </table:table-cell>
          <table:table-cell office:value-type="float" office:value="2.8" table:style-name="ce1">
            <text:p>2.8</text:p>
          </table:table-cell>
          <table:table-cell office:value-type="float" office:value="57.1" table:style-name="ce1">
            <text:p>57.1</text:p>
          </table:table-cell>
          <table:table-cell office:value-type="float" office:value="40.1" table:style-name="ce1">
            <text:p>4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771428571428579" table:style-name="ce1">
            <text:p>38.77142857</text:p>
          </table:table-cell>
          <table:table-cell office:value-type="float" office:value="2.9142857142857146" table:style-name="ce1">
            <text:p>2.914285714</text:p>
          </table:table-cell>
          <table:table-cell office:value-type="float" office:value="3.3714285714285714" table:style-name="ce1">
            <text:p>3.371428571</text:p>
          </table:table-cell>
          <table:table-cell office:value-type="float" office:value="54.942857142857143" table:style-name="ce1">
            <text:p>54.94285714</text:p>
          </table:table-cell>
          <table:table-cell office:value-type="float" office:value="41.68571428571429" table:style-name="ce1">
            <text:p>41.6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8.1" table:style-name="ce1">
            <text:p>98.1</text:p>
          </table:table-cell>
          <table:table-cell office:value-type="float" office:value="1.5999999999999999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6.2" table:style-name="ce1">
            <text:p>16.2</text:p>
          </table:table-cell>
          <table:table-cell office:value-type="float" office:value="2.4" table:style-name="ce1">
            <text:p>2.4</text:p>
          </table:table-cell>
          <table:table-cell office:value-type="float" office:value="2.9" table:style-name="ce1">
            <text:p>2.9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8.599999999999998" table:style-name="ce1">
            <text:p>18.6</text:p>
          </table:table-cell>
          <table:table-cell table:number-columns-repeated="1637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55.3" table:style-name="ce1">
            <text:p>55.3</text:p>
          </table:table-cell>
          <table:table-cell office:value-type="float" office:value="5" table:style-name="ce1">
            <text:p>5</text:p>
          </table:table-cell>
          <table:table-cell office:value-type="float" office:value="5.6" table:style-name="ce1">
            <text:p>5.6</text:p>
          </table:table-cell>
          <table:table-cell office:value-type="float" office:value="34.1" table:style-name="ce1">
            <text:p>34.1</text:p>
          </table:table-cell>
          <table:table-cell office:value-type="float" office:value="60.3" table:style-name="ce1">
            <text:p>60.3</text:p>
          </table:table-cell>
          <table:table-cell table:number-columns-repeated="1637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56.2" table:style-name="ce1">
            <text:p>56.2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59.7" table:style-name="ce1">
            <text:p>59.7</text:p>
          </table:table-cell>
          <table:table-cell table:number-columns-repeated="1637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53.6" table:style-name="ce1">
            <text:p>53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9" table:style-name="ce1">
            <text:p>3.9</text:p>
          </table:table-cell>
          <table:table-cell office:value-type="float" office:value="38.4" table:style-name="ce1">
            <text:p>38.4</text:p>
          </table:table-cell>
          <table:table-cell office:value-type="float" office:value="57.7" table:style-name="ce1">
            <text:p>57.7</text:p>
          </table:table-cell>
          <table:table-cell table:number-columns-repeated="1637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55.4" table:style-name="ce1">
            <text:p>55.4</text:p>
          </table:table-cell>
          <table:table-cell office:value-type="float" office:value="3.4" table:style-name="ce1">
            <text:p>3.4</text:p>
          </table:table-cell>
          <table:table-cell office:value-type="float" office:value="2.9" table:style-name="ce1">
            <text:p>2.9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58.8" table:style-name="ce1">
            <text:p>58.8</text:p>
          </table:table-cell>
          <table:table-cell table:number-columns-repeated="1637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35.4" table:style-name="ce1">
            <text:p>35.4</text:p>
          </table:table-cell>
          <table:table-cell office:value-type="float" office:value="3.3" table:style-name="ce1">
            <text:p>3.3</text:p>
          </table:table-cell>
          <table:table-cell office:value-type="float" office:value="2.6" table:style-name="ce1">
            <text:p>2.6</text:p>
          </table:table-cell>
          <table:table-cell office:value-type="float" office:value="58.6" table:style-name="ce1">
            <text:p>58.6</text:p>
          </table:table-cell>
          <table:table-cell office:value-type="float" office:value="38.699999999999996" table:style-name="ce1">
            <text:p>38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071428571428569" table:style-name="ce1">
            <text:p>39.07142857</text:p>
          </table:table-cell>
          <table:table-cell office:value-type="float" office:value="3.1285714285714286" table:style-name="ce1">
            <text:p>3.128571429</text:p>
          </table:table-cell>
          <table:table-cell office:value-type="float" office:value="2.9571428571428569" table:style-name="ce1">
            <text:p>2.957142857</text:p>
          </table:table-cell>
          <table:table-cell office:value-type="float" office:value="54.81428571428571" table:style-name="ce1">
            <text:p>54.81428571</text:p>
          </table:table-cell>
          <table:table-cell office:value-type="float" office:value="42.199999999999996" table:style-name="ce1">
            <text:p>42.2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5H57M32.000S" table:style-name="ce9">
            <text:p>11:57:3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98.1" table:style-name="ce1">
            <text:p>98.1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2115H58M2.000S" table:style-name="ce9">
            <text:p>11:58:02</text:p>
          </table:table-cell>
          <table:table-cell office:value-type="float" office:value="15.1" table:style-name="ce1">
            <text:p>15.1</text:p>
          </table:table-cell>
          <table:table-cell office:value-type="float" office:value="2.9" table:style-name="ce1">
            <text:p>2.9</text:p>
          </table:table-cell>
          <table:table-cell office:value-type="float" office:value="21.4" table:style-name="ce1">
            <text:p>21.4</text:p>
          </table:table-cell>
          <table:table-cell office:value-type="float" office:value="60.7" table:style-name="ce1">
            <text:p>60.7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time" office:time-value="PT982115H58M32.000S" table:style-name="ce9">
            <text:p>11:58:32</text:p>
          </table:table-cell>
          <table:table-cell office:value-type="float" office:value="61.7" table:style-name="ce1">
            <text:p>61.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.1" table:style-name="ce1">
            <text:p>25.1</text:p>
          </table:table-cell>
          <table:table-cell office:value-type="float" office:value="66.600000000000009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2115H59M2.000S" table:style-name="ce9">
            <text:p>11:59:02</text:p>
          </table:table-cell>
          <table:table-cell office:value-type="float" office:value="54.5" table:style-name="ce1">
            <text:p>54.5</text:p>
          </table:table-cell>
          <table:table-cell office:value-type="float" office:value="4" table:style-name="ce1">
            <text:p>4</text:p>
          </table:table-cell>
          <table:table-cell office:value-type="float" office:value="9.5" table:style-name="ce1">
            <text:p>9.5</text:p>
          </table:table-cell>
          <table:table-cell office:value-type="float" office:value="32" table:style-name="ce1">
            <text:p>32</text:p>
          </table:table-cell>
          <table:table-cell office:value-type="float" office:value="58.5" table:style-name="ce1">
            <text:p>58.5</text:p>
          </table:table-cell>
          <table:table-cell table:number-columns-repeated="16378"/>
        </table:table-row>
        <table:table-row table:style-name="ro1">
          <table:table-cell office:value-type="time" office:time-value="PT982115H59M32.000S" table:style-name="ce9">
            <text:p>11:59:32</text:p>
          </table:table-cell>
          <table:table-cell office:value-type="float" office:value="50.7" table:style-name="ce1">
            <text:p>50.7</text:p>
          </table:table-cell>
          <table:table-cell office:value-type="float" office:value="6.4" table:style-name="ce1">
            <text:p>6.4</text:p>
          </table:table-cell>
          <table:table-cell office:value-type="float" office:value="14.9" table:style-name="ce1">
            <text:p>14.9</text:p>
          </table:table-cell>
          <table:table-cell office:value-type="float" office:value="28.1" table:style-name="ce1">
            <text:p>28.1</text:p>
          </table:table-cell>
          <table:table-cell office:value-type="float" office:value="57.1" table:style-name="ce1">
            <text:p>57.1</text:p>
          </table:table-cell>
          <table:table-cell table:number-columns-repeated="16378"/>
        </table:table-row>
        <table:table-row table:style-name="ro1">
          <table:table-cell office:value-type="time" office:time-value="PT982116H0M2.000S" table:style-name="ce9">
            <text:p>12:00:02</text:p>
          </table:table-cell>
          <table:table-cell office:value-type="float" office:value="50.1" table:style-name="ce1">
            <text:p>50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8.9" table:style-name="ce1">
            <text:p>8.9</text:p>
          </table:table-cell>
          <table:table-cell office:value-type="float" office:value="36.9" table:style-name="ce1">
            <text:p>36.9</text:p>
          </table:table-cell>
          <table:table-cell office:value-type="float" office:value="54.2" table:style-name="ce1">
            <text:p>54.2</text:p>
          </table:table-cell>
          <table:table-cell table:number-columns-repeated="16378"/>
        </table:table-row>
        <table:table-row table:style-name="ro1">
          <table:table-cell office:value-type="time" office:time-value="PT982116H0M32.000S" table:style-name="ce9">
            <text:p>12:00:32</text:p>
          </table:table-cell>
          <table:table-cell office:value-type="float" office:value="42" table:style-name="ce1">
            <text:p>42</text:p>
          </table:table-cell>
          <table:table-cell office:value-type="float" office:value="4.7" table:style-name="ce1">
            <text:p>4.7</text:p>
          </table:table-cell>
          <table:table-cell office:value-type="float" office:value="10" table:style-name="ce1">
            <text:p>10</text:p>
          </table:table-cell>
          <table:table-cell office:value-type="float" office:value="43.4" table:style-name="ce1">
            <text:p>43.4</text:p>
          </table:table-cell>
          <table:table-cell office:value-type="float" office:value="46.7" table:style-name="ce1">
            <text:p>46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342857142857142" table:style-name="ce1">
            <text:p>39.34285714</text:p>
          </table:table-cell>
          <table:table-cell office:value-type="float" office:value="3.8857142857142857" table:style-name="ce1">
            <text:p>3.885714286</text:p>
          </table:table-cell>
          <table:table-cell office:value-type="float" office:value="10.485714285714284" table:style-name="ce1">
            <text:p>10.48571429</text:p>
          </table:table-cell>
          <table:table-cell office:value-type="float" office:value="46.328571428571422" table:style-name="ce1">
            <text:p>46.32857143</text:p>
          </table:table-cell>
          <table:table-cell office:value-type="float" office:value="43.228571428571435" table:style-name="ce1">
            <text:p>43.2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09:52:41Z</meta:creation-date>
    <dc:date>2012-01-13T09:52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